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jercicios Javascript - Curso de Programación Web Avanzado</text:p>
      <text:p text:style-name="Standard"/>
      <text:p text:style-name="Standard">Ejercicio 1:</text:p>
      <text:p text:style-name="Standard">El siguiente array contiene las notas que obtuvieron 15 alumnos en un exámen.</text:p>
      <text:p text:style-name="Standard"/>
      <text:p text:style-name="Standard">[6,9,10,8,3,5,6,2,10,9,8,5,7,8,1] </text:p>
      <text:p text:style-name="Standard"/>
      <text:p text:style-name="Standard">Teniendo en cuenta que se aprueba con 6 puntos como mínimo:</text:p>
      <text:p text:style-name="Standard">Crear una función que devuelva en una variable la cantidad de alumnos aprobados y en otra la cantidad de alumnos desaprobados</text:p>
      <text:p text:style-name="Standard"/>
      <text:p text:style-name="Standard">Ejercicio 2:</text:p>
      <text:p text:style-name="Standard">Partiendo del array del ejercicio anterior, crear una función que que devuelva dos arrays nuevos, uno con las notas de los alumnos aprobados y otro con las notas de los desaprobados, y además que devuelva una variable con el promedio de los alumnos aprobados.</text:p>
      <text:p text:style-name="Standard"/>
      <text:p text:style-name="Standard">Ejercicio 3:</text:p>
      <text:p text:style-name="Standard">A partir del array de notas de los alumnos desaprobados, crear un nuevo array con las palabras "aplazado" o "a recuperatorio", dependiendo de la nota.</text:p>
      <text:p text:style-name="Standard">Si la nota es menor a 4 el alumno está aplazado.</text:p>
      <text:p text:style-name="Standard">Si la nota está entre 4 y 5 el alumno va a la instancia de recuperación.</text:p>
      <text:p text:style-name="Standard"/>
      <text:p text:style-name="Standard">Ejercicio 4:</text:p>
      <text:p text:style-name="Standard">Un amigo hace una fiesta y quiere automatizar un poco la entrada. Tiene cargados en un array los nombres de los invitados y tiene que crear una función que reciba por parámetro el nombre de la persona y retorne las palabras "acceso permitido" si está en la lista o "acceso denegado" si no está en la lista.</text:p>
      <text:p text:style-name="Standard">Array de invitados:</text:p>
      <text:p text:style-name="Standard"/>
      <text:p text:style-name="Standard">['Juan Perez', 'Paula Paretto', 'Brad Pitt', 'Angelina Jolie', 'Lionel Messi', 'Mercedes Sosa', 'Charly Garcia', 'Miguel Granados', 'Cristian Castro', 'Ayrton Sena', 'Emanuel Ginobili', 'Anya Taylor']</text:p>
      <text:p text:style-name="Standard"/>
      <text:p text:style-name="Standard">Ejercicio 5:</text:p>
      <text:p text:style-name="Standard">[{'Juan Perez', 550}, {'Paula Paretto', 200}, {'Brad Pitt', 123}, {'Angelina Jolie', 543}, {'Lionel Messi', 980}, {'Mercedes Sosa', 568}, {'Charly Garcia', 721}, {'Miguel Granados', 10}, {'Cristian Castro', 267}, {'Ayrton Sena', 735}, {'Emanuel Ginobili', 834}, {'Anya Taylor', 347}]</text:p>
      <text:p text:style-name="Standard"/>
      <text:p text:style-name="Standard">El array anterior contiene los nombres de los invitados y la plata que puso cada uno como seña de la entrada. El precio de la entrada es de u$s1000.</text:p>
      <text:p text:style-name="Standard">Crear una función que tome como parámetro el nombre y el monto de la seña y devuelva un array nuevo con el nombre y el monto que falta para cancelar el total de la entrada.</text:p>
      <text:p text:style-name="Standard"/>
      <text:p text:style-name="Standard"/>
      <text:p text:style-name="Standard">Ejercicio 6:</text:p>
      <text:p text:style-name="Standard">Crear una función que devuelva un numero aleatorio de 6 dígitos en formato string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1-04-08T18:45:08.423667779</meta:creation-date>
    <dc:date>2021-04-08T18:46:18.668347741</dc:date>
    <meta:editing-duration>PT1M14S</meta:editing-duration>
    <meta:editing-cycles>1</meta:editing-cycles>
    <meta:document-statistic meta:table-count="0" meta:image-count="0" meta:object-count="0" meta:page-count="1" meta:paragraph-count="22" meta:word-count="360" meta:character-count="2164" meta:non-whitespace-character-count="1825"/>
    <meta:generator>LibreOffice/6.3.5.2$Linux_X86_64 LibreOffice_project/30$Build-2</meta:generator>
  </office:meta>
</office:document-meta>
</file>